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ize="140pt" fo:font-weight="bold" officeooo:rsid="001aacab" officeooo:paragraph-rsid="001aacab" style:font-size-asian="140pt" style:font-weight-asian="bold" style:font-size-complex="14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Npb0RTF9gKVRr6Smy92iffc4HgU6JH0eWbe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AIUT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3T16:38:57.969000000</dc:date>
    <meta:editing-duration>PT15M1S</meta:editing-duration>
    <meta:editing-cycles>2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2" meta:word-count="2" meta:character-count="45" meta:non-whitespace-character-count="45"/>
  </office:meta>
</office:document-meta>
</file>